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83cm" fo:min-width="1.84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4cm" fo:min-width="1.079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4.463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38cm" fo:min-width="1.71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Liberation Sans'" style:font-style-name="Regular" style:font-family-generic="swiss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style:style style:name="T3" style:family="text">
      <style:text-properties fo:font-family="'Liberation Sans'" style:font-family-generic="roman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3.702cm" svg:height="4.049cm" svg:x="10.735cm" svg:y="7.28cm">
          <draw:text-box>
            <text:p><text:span text:style-name="T1">l=y</text:span></text:p>
            <text:p><text:span text:style-name="T1">r1=l+1</text:span></text:p>
            <text:p><text:span text:style-name="T1">br q</text:span></text:p>
          </draw:text-box>
        </draw:frame>
        <draw:frame draw:style-name="gr2" draw:text-style-name="P1" draw:id="id4" draw:layer="layout" svg:width="2.733cm" svg:height="2.783cm" svg:x="13.191cm" svg:y="3.271cm">
          <draw:text-box>
            <text:p><text:span text:style-name="T1">r0=x</text:span></text:p>
            <text:p><text:span text:style-name="T1">br c</text:span></text:p>
          </draw:text-box>
        </draw:frame>
        <draw:frame draw:style-name="gr3" draw:text-style-name="P1" draw:id="id3" draw:layer="layout" svg:width="6.784cm" svg:height="1.517cm" svg:x="12.35cm" svg:y="15.448cm">
          <draw:text-box>
            <text:p><text:span text:style-name="T1">r=</text:span><text:span text:style-name="T2">Ф</text:span><text:span text:style-name="T3">(r0,r1,r2)</text:span></text:p>
          </draw:text-box>
        </draw:frame>
        <draw:frame draw:style-name="gr4" draw:text-style-name="P1" draw:id="id2" draw:layer="layout" svg:width="2.792cm" svg:height="1.517cm" svg:x="10.191cm" svg:y="12.572cm">
          <draw:text-box>
            <text:p><text:span text:style-name="T1">r2=3</text:span></text:p>
          </draw:text-box>
        </draw:frame>
        <draw:connector draw:style-name="gr5" draw:text-style-name="P2" draw:layer="layout" draw:type="line" svg:x1="12.586cm" svg:y1="11.329cm" svg:x2="11.587cm" svg:y2="12.572cm" draw:start-shape="id1" draw:start-glue-point="2" draw:end-shape="id2" svg:d="m12586 11329-999 1243">
          <text:p/>
        </draw:connector>
        <draw:connector draw:style-name="gr5" draw:text-style-name="P2" draw:layer="layout" draw:type="line" svg:x1="11.587cm" svg:y1="14.089cm" svg:x2="15.742cm" svg:y2="15.448cm" draw:start-shape="id2" draw:start-glue-point="2" draw:end-shape="id3" draw:end-glue-point="0" svg:d="m11587 14089 4155 1359">
          <text:p/>
        </draw:connector>
        <draw:connector draw:style-name="gr5" draw:text-style-name="P2" draw:layer="layout" draw:type="line" svg:x1="12.586cm" svg:y1="11.329cm" svg:x2="15.742cm" svg:y2="15.448cm" draw:start-shape="id1" draw:start-glue-point="2" draw:end-shape="id3" draw:end-glue-point="0" svg:d="m12586 11329 3156 4119">
          <text:p/>
        </draw:connector>
        <draw:connector draw:style-name="gr5" draw:text-style-name="P2" draw:layer="layout" draw:type="line" svg:x1="14.557cm" svg:y1="6.054cm" svg:x2="12.586cm" svg:y2="7.28cm" draw:start-shape="id4" draw:start-glue-point="2" draw:end-shape="id1" draw:end-glue-point="0" svg:d="m14557 6054-1971 1226">
          <text:p/>
        </draw:connector>
        <draw:connector draw:style-name="gr5" draw:text-style-name="P2" draw:layer="layout" draw:type="line" svg:x1="14.557cm" svg:y1="6.054cm" svg:x2="15.742cm" svg:y2="15.448cm" draw:start-shape="id4" draw:start-glue-point="2" draw:end-shape="id3" svg:d="m14557 6054 1185 9394">
          <text:p/>
        </draw:connector>
        <draw:frame draw:style-name="gr6" draw:text-style-name="P3" draw:layer="layout" svg:width="0.76cm" svg:height="0.839cm" svg:x="13.065cm" svg:y="6.106cm">
          <draw:text-box>
            <text:p><text:span text:style-name="T4">c</text:span></text:p>
          </draw:text-box>
        </draw:frame>
        <draw:frame draw:style-name="gr6" draw:text-style-name="P3" draw:layer="layout" svg:width="0.904cm" svg:height="0.839cm" svg:x="14.465cm" svg:y="6.106cm">
          <draw:text-box>
            <text:p><text:span text:style-name="T4">!c</text:span></text:p>
          </draw:text-box>
        </draw:frame>
        <draw:frame draw:style-name="gr6" draw:text-style-name="P3" draw:layer="layout" svg:width="0.79cm" svg:height="0.839cm" svg:x="11.465cm" svg:y="11.258cm">
          <draw:text-box>
            <text:p><text:span text:style-name="T4">q</text:span></text:p>
          </draw:text-box>
        </draw:frame>
        <draw:frame draw:style-name="gr6" draw:text-style-name="P3" draw:layer="layout" svg:width="0.934cm" svg:height="0.839cm" svg:x="12.865cm" svg:y="11.258cm">
          <draw:text-box>
            <text:p><text:span text:style-name="T4">!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7T10:49:53</dc:date>
    <meta:editing-duration>PT02H25M52S</meta:editing-duration>
    <meta:editing-cycles>18</meta:editing-cycles>
    <meta:generator>OpenOffice.org/3.2$Linux OpenOffice.org_project/320m18$Build-9502</meta:generator>
    <meta:document-statistic meta:object-count="13"/>
  </office:meta>
</office:document-meta>
</file>